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55529493819210018" text:style-name="L1">
        <text:list-item>
          <text:p text:style-name="P1"><text:span text:style-name="Emphasis"><text:span text:style-name="Strong_20_Emphasis">Arco 200</text:span></text:span><text:span text:style-name="Emphasis"><text:line-break/>– Arco 199 – Risulta finanziato dalla Nazione Alemana.<text:line-break/></text:span></text:p>
        </text:list-item>
      </text:list>
      <text:p text:style-name="Text_20_body">Iscrizione quasi illeggibile a seguito di evidente tentativo di cancellazione. </text:p>
      <text:p text:style-name="Text_20_body">Si distinguono le parole “L’impero Germanico”. Ricorda gli studenti della Nazione Germanic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ggg </meta:initial-creator>
    <meta:creation-date>2025-11-05T10:41:33.37</meta:creation-date>
    <dc:date>2025-11-05T12:00:01.63</dc:date>
    <dc:creator>carloggg </dc:creator>
    <meta:editing-duration>PT1H1M33S</meta:editing-duration>
    <meta:editing-cycles>4</meta:editing-cycles>
    <meta:generator>OpenOffice/4.1.15$Win32 OpenOffice.org_project/4115m2$Build-9813</meta:generator>
    <meta:document-statistic meta:table-count="0" meta:image-count="0" meta:object-count="0" meta:page-count="1" meta:paragraph-count="3" meta:word-count="34" meta:character-count="237"/>
  </office:meta>
</office:document-meta>
</file>